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e3d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Potęgi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dstawa: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czba:</text:p>
          </table:table-cell>
          <table:table-cell table:number-columns-repeated="5"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stem10</text:p>
          </table:table-cell>
          <table:table-cell table:style-name="ce1" table:formula="of:=IF([.D3]&lt;&gt;&quot;&quot;;[.D3]*[.$D$2]^[.D1];&quot;&quot;)">
            <text:p/>
          </table:table-cell>
          <table:table-cell table:style-name="ce1" table:formula="of:=IF([.E3]&lt;&gt;&quot;&quot;;[.E3]*[.$D$2]^[.E1];&quot;&quot;)">
            <text:p/>
          </table:table-cell>
          <table:table-cell table:style-name="ce1" table:formula="of:=IF([.F3]&lt;&gt;&quot;&quot;;[.F3]*[.$D$2]^[.F1];&quot;&quot;)">
            <text:p/>
          </table:table-cell>
          <table:table-cell table:style-name="ce1" table:formula="of:=IF([.G3]&lt;&gt;&quot;&quot;;[.G3]*[.$D$2]^[.G1];&quot;&quot;)">
            <text:p/>
          </table:table-cell>
          <table:table-cell table:style-name="ce1" table:formula="of:=IF([.H3]&lt;&gt;&quot;&quot;;[.H3]*[.$D$2]^[.H1];&quot;&quot;)">
            <text:p/>
          </table:table-cell>
          <table:table-cell table:formula="of:=IF([.I3]&lt;&gt;&quot;&quot;;[.I3]*[.$D$2]^[.I1];&quot;&quot;)" office:value-type="float" office:value="448" calcext:value-type="float">
            <text:p>448</text:p>
          </table:table-cell>
          <table:table-cell table:formula="of:=IF([.J3]&lt;&gt;&quot;&quot;;[.J3]*[.$D$2]^[.J1];&quot;&quot;)" office:value-type="float" office:value="56" calcext:value-type="float">
            <text:p>56</text:p>
          </table:table-cell>
          <table:table-cell table:formula="of:=IF([.K3]&lt;&gt;&quot;&quot;;[.K3]*[.$D$2]^[.K1];&quot;&quot;)" office:value-type="float" office:value="7" calcext:value-type="float">
            <text:p>7</text:p>
          </table:table-cell>
          <table:table-cell table:style-name="ce2" table:formula="of:=SUM([.I4];[.J4];[.K4];[.G4];[.F4];[.H4];[.E4];[.D4])" office:value-type="float" office:value="511" calcext:value-type="float">
            <text:p>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22:51.998871356</meta:creation-date>
    <dc:date>2019-02-06T08:42:07.368577298</dc:date>
    <meta:editing-duration>PT9M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